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aad5f" officeooo:paragraph-rsid="000aad5f"/>
    </style:style>
    <style:style style:name="P2" style:family="paragraph" style:parent-style-name="Standard">
      <style:text-properties officeooo:rsid="000aad5f" officeooo:paragraph-rsid="000aad5f"/>
    </style:style>
    <style:style style:name="P3" style:family="paragraph" style:parent-style-name="Standard">
      <style:text-properties officeooo:rsid="000e7397" officeooo:paragraph-rsid="000e7397"/>
    </style:style>
    <style:style style:name="T1" style:family="text">
      <style:text-properties officeooo:rsid="000c8f9a"/>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tab/>I am a front-end web developer working out of Pittsburgh with a background in the I.T field. I have been around computers my entire life and worked on many projects that involve using modern techniques in the space today.</text:p>
      <text:p text:style-name="P1"/>
      <text:p text:style-name="P1">I have worked in many field that have involved <text:span text:style-name="T1">communicating and working in team environments. I find this to one of my strong suites. In development the ability to communicate is essential. It allows for the production of product to be done in the most seamless professional way possible. <text:s text:c="3"/></text:span></text:p>
      <text:p text:style-name="P3"/>
      <text:p text:style-name="P3">The Nature of Front-end development has been something that has been changing greatly over the years. It has gone from the days of just static HTML and CSS to fully built applications.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ike </meta:initial-creator>
    <meta:creation-date>2016-10-10T18:57:02.013236795</meta:creation-date>
    <dc:date>2016-10-11T11:12:56.025922480</dc:date>
    <dc:creator>mike </dc:creator>
    <meta:editing-duration>PT24M49S</meta:editing-duration>
    <meta:editing-cycles>3</meta:editing-cycles>
    <meta:generator>LibreOffice/5.0.3.2$Linux_X86_64 LibreOffice_project/00m0$Build-2</meta:generator>
    <meta:document-statistic meta:table-count="0" meta:image-count="0" meta:object-count="0" meta:page-count="1" meta:paragraph-count="3" meta:word-count="120" meta:character-count="700" meta:non-whitespace-character-count="577"/>
  </office:meta>
</office:document-meta>
</file>